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MarkersFactoryResolver.BindMarkersFactor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ndMarkersFactoryResolver.resolve( ConnectionFactory connect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tInBindMarkersFactoryProvider.filterBindMarker( CharSequence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iltInBindMarkersFactoryProvider.getBindMarkers( ConnectionFactory connection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BindMarkersFactoryException.NoBindMarkersFactor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